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1">
      <style:paragraph-properties fo:margin-top="0in" fo:margin-bottom="0in" style:contextual-spacing="false"/>
    </style:style>
    <style:style style:name="P4" style:family="paragraph" style:parent-style-name="Text_20_body" style:list-style-name="L2">
      <style:paragraph-properties fo:margin-top="0in" fo:margin-bottom="0in" style:contextual-spacing="false"/>
    </style:style>
    <style:style style:name="P5" style:family="paragraph" style:parent-style-name="Standard">
      <style:text-properties officeooo:rsid="000e4a50" officeooo:paragraph-rsid="000e4a50"/>
    </style:style>
    <style:style style:name="P6" style:family="paragraph" style:parent-style-name="Standard">
      <style:text-properties fo:font-weight="bold" officeooo:rsid="000e4a50" officeooo:paragraph-rsid="000e4a50" style:font-weight-asian="bold" style:font-weight-complex="bold"/>
    </style:style>
    <style:style style:name="P7" style:family="paragraph" style:parent-style-name="Standard">
      <style:paragraph-properties fo:text-align="start" style:justify-single-word="false"/>
      <style:text-properties fo:font-size="18pt" fo:font-style="normal" style:text-underline-style="solid" style:text-underline-width="auto" style:text-underline-color="font-color" fo:font-weight="bold" officeooo:rsid="000e4a50" officeooo:paragraph-rsid="000e4a50" style:font-size-asian="18pt" style:font-style-asian="normal" style:font-weight-asian="bold" style:font-size-complex="18pt" style:font-style-complex="normal" style:font-weight-complex="bold"/>
    </style:style>
    <style:style style:name="P8" style:family="paragraph" style:parent-style-name="Standard">
      <style:paragraph-properties fo:text-align="start" style:justify-single-word="false"/>
      <style:text-properties fo:font-size="12pt" fo:font-style="normal" style:text-underline-style="none" fo:font-weight="normal" officeooo:rsid="000e4a50" officeooo:paragraph-rsid="000e4a50" style:font-size-asian="10.5pt" style:font-style-asian="normal" style:font-weight-asian="normal" style:font-size-complex="12pt" style:font-style-complex="normal" style:font-weight-complex="normal"/>
    </style:style>
    <style:style style:name="T1" style:family="text">
      <style:text-properties officeooo:rsid="000d8749"/>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2pt" fo:font-weight="normal" style:font-size-asian="10.5pt" style:font-weight-asian="normal" style:font-size-complex="12pt" style:font-weight-complex="normal"/>
    </style:style>
    <style:style style:name="T5" style:family="text">
      <style:text-properties fo:font-size="12pt" style:font-size-asian="12pt" style:font-size-complex="12pt"/>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what-is-kubernetes"/>What is Kubernetes?</text:h>
      <text:p text:style-name="Text_20_body">Kubernetes is an open-source platform for automating deployment, scaling, and operations of application containers across clusters of hosts.</text:p>
      <text:p text:style-name="Text_20_body">With Kubernetes, you are able to quickly and efficiently respond to customer demand:</text:p>
      <text:list xml:id="list6168386525631892929" text:style-name="L1">
        <text:list-item>
          <text:p text:style-name="P3">Scale your applications on the fly. </text:p>
        </text:list-item>
        <text:list-item>
          <text:p text:style-name="P3">Seamlessly roll out new features. </text:p>
        </text:list-item>
        <text:list-item>
          <text:p text:style-name="P1">Optimize use of your hardware by using only the resources you need. </text:p>
        </text:list-item>
      </text:list>
      <text:p text:style-name="Text_20_body">Our goal is to foster an ecosystem of components and tools that relieve the burden of running applications in public and private clouds.</text:p>
      <text:h text:style-name="Heading_20_4" text:outline-level="4"><text:bookmark text:name="kubernetes-is"/>Kubernetes is:</text:h>
      <text:list xml:id="list1463484846999368629" text:style-name="L2">
        <text:list-item>
          <text:p text:style-name="P4"><text:span text:style-name="Strong_20_Emphasis">lean</text:span>: lightweight, simple, accessible </text:p>
        </text:list-item>
        <text:list-item>
          <text:p text:style-name="P4"><text:span text:style-name="Strong_20_Emphasis">portable</text:span>: public, private, hybrid, multi-cloud </text:p>
        </text:list-item>
        <text:list-item>
          <text:p text:style-name="P4"><text:span text:style-name="Strong_20_Emphasis">extensible</text:span>: modular, pluggable, hookable, composable </text:p>
        </text:list-item>
        <text:list-item>
          <text:p text:style-name="P2"><text:span text:style-name="Strong_20_Emphasis">self-healing</text:span>: auto-placement, auto-restart, auto-replication </text:p>
        </text:list-item>
      </text:list>
      <text:p text:style-name="Text_20_body">The Kubernetes project was started by Google in 2014. Kubernetes builds upon a <text:a xlink:type="simple" xlink:href="https://research.google.com/pubs/pub43438.html">decade and a half of experience that Google has with running production workloads at scale</text:a>, combined with best-of-breed ideas and practices from the community.</text:p>
      <text:p text:style-name="Standard"/>
      <text:p text:style-name="Text_20_body"><text:span text:style-name="T1">K</text:span>ubernetes is an open-source system for managing containerized applications across multiple hosts in a cluster. Kubernetes is intended to make deploying containerized/microservice-based applications easy but powerful.</text:p>
      <text:p text:style-name="Text_20_body">Kubernetes provides mechanisms for application deployment, scheduling, updating, maintenance, and scaling. A key feature of Kubernetes is that it actively manages the containers to ensure that the state of the cluster continually matches the user's intentions. An operations user should be able to launch a micro-service, letting the scheduler find the right placement. We also want to improve the tools and experience for how users can roll-out applications through patterns like canary deployments.</text:p>
      <text:p text:style-name="Standard">In Kubernetes, all containers run inside <text:a xlink:type="simple" xlink:href="http://kubernetes.io/v1.1/docs/user-guide/pods.html">pods</text:a>. A pod can host a single container, or multiple cooperating containers; in the latter case, the containers in the pod are guaranteed to be co-located on the same machine and can share resources. A pod can also contain zero or more <text:a xlink:type="simple" xlink:href="http://kubernetes.io/v1.1/docs/user-guide/volumes.html">volumes</text:a>, which are directories that are private to a container or shared across containers in a pod. For each pod the user creates, the system finds a machine that is healthy and that has sufficient available capacity, and starts up the corresponding container(s) there. If a container fails it can be automatically restarted by Kubernetes' node agent, called the Kubelet. But if the pod or its machine fails, it is not automatically moved or restarted unless the user also defines a <text:a xlink:type="simple" xlink:href="http://kubernetes.io/v1.1/docs/user-guide/replication-controller.html">replication controller</text:a>, which we discuss next.</text:p>
      <text:p text:style-name="Standard"/>
      <text:p text:style-name="Standard"/>
      <text:p text:style-name="Standard"/>
      <text:p text:style-name="Standard"/>
      <text:p text:style-name="P5"><text:soft-page-break/>In the real world, individual containers fail a lot more than individ‐</text:p>
      <text:p text:style-name="P5">ual virtual machines. To compensate for this, containers have to be</text:p>
      <text:p text:style-name="P5">run in managed clusters that are heavily scheduled and orchestrated.</text:p>
      <text:p text:style-name="P5">The environment has to detect a container failure and be prepared</text:p>
      <text:p text:style-name="P5">to replace it immediately. The environment has to make sure that</text:p>
      <text:p text:style-name="P5">containers are spread reasonably evenly across physical machines</text:p>
      <text:p text:style-name="P5">(so as to lessen the effect of a machine failure on the system) and</text:p>
      <text:p text:style-name="P5">manage overall network and memory resources for the cluster.</text:p>
      <text:p text:style-name="P5"/>
      <text:p text:style-name="P5">If your plan for scale was to have a stagger‐</text:p>
      <text:p text:style-name="P5">ingly large fleet of identical things that could be interchanged at a</text:p>
      <text:p text:style-name="P5">moment’s notice, then did it really matter if any one of them failed?</text:p>
      <text:p text:style-name="P5">Just mark it as bad, clean it up, and replace it.</text:p>
      <text:p text:style-name="P5">Using that lens, the challenge shifts from configuration management</text:p>
      <text:p text:style-name="P5">to orchestration, scheduling, and isolation.<text:span text:style-name="T2"> A failure of one comput‐</text:span></text:p>
      <text:p text:style-name="P6">ing unit cannot take down another (isolation), resources should be</text:p>
      <text:p text:style-name="P6">reasonably well balanced geographically to distribute load (orches‐</text:p>
      <text:p text:style-name="P6">tration), and you need to detect and replace failures near instantane‐</text:p>
      <text:p text:style-name="P6">ously (scheduling).</text:p>
      <text:p text:style-name="P6"/>
      <text:p text:style-name="P7">Yaml<text:line-break/><text:a xlink:type="simple" xlink:href="http://yaml.org/"><text:span text:style-name="T5">http://yaml.org/</text:span></text:a></text:p>
      <text:p text:style-name="P7"/>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0T10:58:24.233604614</meta:creation-date>
    <dc:date>2015-11-23T14:30:23.654180626</dc:date>
    <meta:editing-duration>P2DT10H49M7S</meta:editing-duration>
    <meta:editing-cycles>2</meta:editing-cycles>
    <meta:generator>LibreOffice/4.2.8.2$Linux_X86_64 LibreOffice_project/420m0$Build-2</meta:generator>
    <meta:document-statistic meta:table-count="0" meta:image-count="0" meta:object-count="0" meta:page-count="2" meta:paragraph-count="35" meta:word-count="562" meta:character-count="3651" meta:non-whitespace-character-count="3108"/>
  </office:meta>
</office:document-meta>
</file>